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17in" style:rel-column-width="32719*"/>
    </style:style>
    <style:style style:name="Table1.B" style:family="table-column">
      <style:table-column-properties style:column-width="3.3514in" style:rel-column-width="3281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8acf3" officeooo:paragraph-rsid="001b7572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aee20" officeooo:paragraph-rsid="001aee20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aee20" officeooo:paragraph-rsid="001b7572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margin-top="0in" fo:margin-bottom="1in" style:contextual-spacing="false" fo:text-align="start" style:justify-single-word="false"/>
      <style:text-properties style:font-name="Times New Roman" fo:font-size="12pt" fo:font-weight="normal" officeooo:rsid="0018acf3" officeooo:paragraph-rsid="001b7572" style:font-size-asian="10.5pt" style:font-weight-asian="normal" style:font-size-complex="12pt" style:font-weight-complex="normal"/>
    </style:style>
    <style:style style:name="P6" style:family="paragraph" style:parent-style-name="Table_20_Contents" style:master-page-name="">
      <style:paragraph-properties fo:margin-top="0in" fo:margin-bottom="1in" style:contextual-spacing="false" fo:text-align="start" style:justify-single-word="false" style:page-number="auto" fo:break-before="auto" fo:break-after="auto"/>
      <style:text-properties style:font-name="Times New Roman" fo:font-size="12pt" fo:font-weight="normal" officeooo:rsid="0018acf3" officeooo:paragraph-rsid="001b7572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margin-top="0in" fo:margin-bottom="0.5in" style:contextual-spacing="false" fo:text-align="start" style:justify-single-word="false"/>
      <style:text-properties style:font-name="Times New Roman" fo:font-size="12pt" fo:font-weight="normal" officeooo:rsid="0018acf3" officeooo:paragraph-rsid="001b7572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aee20" officeooo:paragraph-rsid="001b757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ad6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emVoltOsszegzo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<text:bookmark-start text:name="__DdeLink__186_20502924931"/><text:script script:language="JODScript">&lt;if test="a &amp;&amp; b" element="p"/&gt;</text:script><text:bookmark-end text:name="__DdeLink__186_20502924931"/><text:span text:style-name="T2">Ennek a mondatnak akkor kell megjelenni, ha a és b igaz.</text:span></text:p>
            </table:table-cell>
            <table:table-cell table:style-name="Table1.B1" office:value-type="string">
              <text:p text:style-name="P2"/>
              <text:p text:style-name="P4"/>
              <text:p text:style-name="P4"/>
              <text:p text:style-name="P4"/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>
          <style:column-sep style:width="0.0035in" style:color="#000000" style:height="25%" style:style="solid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2">
          <style:column-sep style:width="0.0035in" style:color="#000000" style:height="100%" style:style="solid"/>
          <style:column style:rel-width="4819*" fo:start-indent="0in" fo:end-indent="0.1252in"/>
          <style:column style:rel-width="4819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3:04:15.855657980</meta:creation-date>
    <dc:date>2016-05-19T13:47:49.877074424</dc:date>
    <meta:editing-duration>PT21M7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2" meta:word-count="12" meta:character-count="57" meta:non-whitespace-character-count="47"/>
  </office:meta>
</office:document-meta>
</file>